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4cm"/>
    </style:style>
    <style:style style:name="co2" style:family="table-column">
      <style:table-column-properties fo:break-before="auto" style:column-width="1.612cm"/>
    </style:style>
    <style:style style:name="co3" style:family="table-column">
      <style:table-column-properties fo:break-before="auto" style:column-width="1.3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6" style:family="table-cell" style:parent-style-name="Default">
      <style:text-properties style:font-name="Noto Sans" fo:font-size="9pt" style:font-size-asian="9pt" style:font-size-complex="9pt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8" style:family="table-cell" style:parent-style-name="Default" style:data-style-name="N9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number</text:p>
          </table:table-cell>
          <table:table-cell table:style-name="ce3" office:value-type="float" office:value="6.62607015E-034" calcext:value-type="float" table:number-columns-spanned="3" table:number-rows-spanned="1">
            <text:p>6.62607015E-34</text:p>
          </table:table-cell>
          <table:covered-table-cell/>
          <table:covered-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table:style-name="ce4" table:formula="of:=[.B1]*POWER(2;POWER(-1; [.F2])*ROUNDUP(ABS([.E2])))" office:value-type="float" office:value="1.72022616121382" calcext:value-type="float" table:number-columns-spanned="3" table:number-rows-spanned="1">
            <text:p>1.72022616121382000000E+00</text:p>
          </table:table-cell>
          <table:covered-table-cell/>
          <table:covered-table-cell table:style-name="ce6"/>
          <table:table-cell table:formula="of:=LOG([.B1];2)" office:value-type="float" office:value="-110.217401748903" calcext:value-type="float">
            <text:p>-110.217401748903</text:p>
          </table:table-cell>
          <table:table-cell table:style-name="ce8" table:formula="of:=[.E2]&gt;0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[.B2]" office:value-type="float" office:value="1.72022616121382" calcext:value-type="float">
            <text:p>1.720226</text:p>
          </table:table-cell>
          <table:table-cell table:formula="of:=ROUNDDOWN([.B4])" office:value-type="float" office:value="1" calcext:value-type="float">
            <text:p>1</text:p>
          </table:table-cell>
          <table:table-cell table:style-name="ce2" office:value-type="string" calcext:value-type="string">
            <text:p>IGNORE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4]-[.C4])*2" office:value-type="float" office:value="1.44045232242764" calcext:value-type="float">
            <text:p>1.44045232242764</text:p>
          </table:table-cell>
          <table:table-cell table:formula="of:=ROUNDDOWN([.B5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5]-[.C5])*2" office:value-type="float" office:value="0.880904644855279" calcext:value-type="float">
            <text:p>0.880904644855279</text:p>
          </table:table-cell>
          <table:table-cell table:formula="of:=ROUNDDOWN([.B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6]-[.C6])*2" office:value-type="float" office:value="1.76180928971056" calcext:value-type="float">
            <text:p>1.76180928971056</text:p>
          </table:table-cell>
          <table:table-cell table:formula="of:=ROUNDDOWN([.B7])" office:value-type="float" office:value="1" calcext:value-type="float">
            <text:p>1</text:p>
          </table:table-cell>
          <table:table-cell table:number-columns-repeated="2"/>
          <table:table-cell office:value-type="float" office:value="1.72022616121382" calcext:value-type="float">
            <text:p>1.7202261612138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7]-[.C7])*2" office:value-type="float" office:value="1.52361857942111" calcext:value-type="float">
            <text:p>1.52361857942111</text:p>
          </table:table-cell>
          <table:table-cell table:formula="of:=ROUNDDOWN([.B8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8]-[.C8])*2" office:value-type="float" office:value="1.04723715884223" calcext:value-type="float">
            <text:p>1.04723715884223</text:p>
          </table:table-cell>
          <table:table-cell table:formula="of:=ROUNDDOWN([.B9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9]-[.C9])*2" office:value-type="float" office:value="0.0944743176844582" calcext:value-type="float">
            <text:p>0.094474317684458</text:p>
          </table:table-cell>
          <table:table-cell table:formula="of:=ROUNDDOWN([.B1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10]-[.C10])*2" office:value-type="float" office:value="0.188948635368916" calcext:value-type="float">
            <text:p>0.188948635368916</text:p>
          </table:table-cell>
          <table:table-cell table:formula="of:=ROUNDDOWN([.B11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11]-[.C11])*2" office:value-type="float" office:value="0.377897270737833" calcext:value-type="float">
            <text:p>0.377897270737833</text:p>
          </table:table-cell>
          <table:table-cell table:formula="of:=ROUNDDOWN([.B1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12]-[.C12])*2" office:value-type="float" office:value="0.755794541475666" calcext:value-type="float">
            <text:p>0.755794541475666</text:p>
          </table:table-cell>
          <table:table-cell table:formula="of:=ROUNDDOWN(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13]-[.C13])*2" office:value-type="float" office:value="1.51158908295133" calcext:value-type="float">
            <text:p>1.51158908295133</text:p>
          </table:table-cell>
          <table:table-cell table:formula="of:=ROUNDDOWN([.B14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14]-[.C14])*2" office:value-type="float" office:value="1.02317816590266" calcext:value-type="float">
            <text:p>1.02317816590266</text:p>
          </table:table-cell>
          <table:table-cell table:formula="of:=ROUNDDOWN([.B15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15]-[.C15])*2" office:value-type="float" office:value="0.0463563318053275" calcext:value-type="float">
            <text:p>0.046356331805328</text:p>
          </table:table-cell>
          <table:table-cell table:formula="of:=ROUNDDOWN([.B1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16]-[.C16])*2" office:value-type="float" office:value="0.092712663610655" calcext:value-type="float">
            <text:p>0.092712663610655</text:p>
          </table:table-cell>
          <table:table-cell table:formula="of:=ROUNDDOWN([.B1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17]-[.C17])*2" office:value-type="float" office:value="0.18542532722131" calcext:value-type="float">
            <text:p>0.18542532722131</text:p>
          </table:table-cell>
          <table:table-cell table:formula="of:=ROUNDDOWN([.B18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18]-[.C18])*2" office:value-type="float" office:value="0.37085065444262" calcext:value-type="float">
            <text:p>0.37085065444262</text:p>
          </table:table-cell>
          <table:table-cell table:formula="of:=ROUNDDOWN([.B1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19]-[.C19])*2" office:value-type="float" office:value="0.74170130888524" calcext:value-type="float">
            <text:p>0.74170130888524</text:p>
          </table:table-cell>
          <table:table-cell table:formula="of:=ROUNDDOWN([.B2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20]-[.C20])*2" office:value-type="float" office:value="1.48340261777048" calcext:value-type="float">
            <text:p>1.48340261777048</text:p>
          </table:table-cell>
          <table:table-cell table:formula="of:=ROUNDDOWN([.B21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21]-[.C21])*2" office:value-type="float" office:value="0.96680523554096" calcext:value-type="float">
            <text:p>0.96680523554096</text:p>
          </table:table-cell>
          <table:table-cell table:formula="of:=ROUNDDOWN([.B2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22]-[.C22])*2" office:value-type="float" office:value="1.93361047108192" calcext:value-type="float">
            <text:p>1.93361047108192</text:p>
          </table:table-cell>
          <table:table-cell table:formula="of:=ROUNDDOWN([.B23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B23]-[.C23])*2" office:value-type="float" office:value="1.86722094216384" calcext:value-type="float">
            <text:p>1.86722094216384</text:p>
          </table:table-cell>
          <table:table-cell table:formula="of:=ROUNDDOWN([.B24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B24]-[.C24])*2" office:value-type="float" office:value="1.73444188432768" calcext:value-type="float">
            <text:p>1.73444188432768</text:p>
          </table:table-cell>
          <table:table-cell table:formula="of:=ROUNDDOWN([.B25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B25]-[.C25])*2" office:value-type="float" office:value="1.46888376865536" calcext:value-type="float">
            <text:p>1.46888376865536</text:p>
          </table:table-cell>
          <table:table-cell table:formula="of:=ROUNDDOWN([.B26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B26]-[.C26])*2" office:value-type="float" office:value="0.93776753731072" calcext:value-type="float">
            <text:p>0.93776753731072</text:p>
          </table:table-cell>
          <table:table-cell table:formula="of:=ROUNDDOWN([.B2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B27]-[.C27])*2" office:value-type="float" office:value="1.87553507462144" calcext:value-type="float">
            <text:p>1.87553507462144</text:p>
          </table:table-cell>
          <table:table-cell table:formula="of:=ROUNDDOWN([.B28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B28]-[.C28])*2" office:value-type="float" office:value="1.75107014924288" calcext:value-type="float">
            <text:p>1.75107014924288</text:p>
          </table:table-cell>
          <table:table-cell table:formula="of:=ROUNDDOWN([.B29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B29]-[.C29])*2" office:value-type="float" office:value="1.50214029848576" calcext:value-type="float">
            <text:p>1.50214029848576</text:p>
          </table:table-cell>
          <table:table-cell table:formula="of:=ROUNDDOWN([.B30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B30]-[.C30])*2" office:value-type="float" office:value="1.00428059697151" calcext:value-type="float">
            <text:p>1.00428059697151</text:p>
          </table:table-cell>
          <table:table-cell table:formula="of:=ROUNDDOWN([.B31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B31]-[.C31])*2" office:value-type="float" office:value="0.00856119394302368" calcext:value-type="float">
            <text:p>0.008561193943024</text:p>
          </table:table-cell>
          <table:table-cell table:formula="of:=ROUNDDOWN([.B32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number</text:p>
          </table:table-cell>
          <table:table-cell table:style-name="ce3" office:value-type="float" office:value="299792458" calcext:value-type="float" table:number-columns-spanned="3" table:number-rows-spanned="1">
            <text:p>2.99792458E+08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table:style-name="ce3" table:formula="of:=[.B1]*POWER(2; -ROUNDDOWN([.E2]))" office:value-type="float" office:value="1.11681393533945" calcext:value-type="float" table:number-columns-spanned="3" table:number-rows-spanned="1">
            <text:p>1.11681394E+00</text:p>
          </table:table-cell>
          <table:covered-table-cell table:number-columns-repeated="2"/>
          <table:table-cell table:formula="of:=LOG([.B1];2)" office:value-type="float" office:value="28.1593888483791" calcext:value-type="float">
            <text:p>28.1593888483791</text:p>
          </table:table-cell>
          <table:table-cell table:style-name="ce8" table:formula="of:=[.E2]&gt;0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[.B2]" office:value-type="float" office:value="1.11681393533945" calcext:value-type="float">
            <text:p>1.116814</text:p>
          </table:table-cell>
          <table:table-cell table:formula="of:=ROUNDDOWN([.B4])" office:value-type="float" office:value="1" calcext:value-type="float">
            <text:p>1</text:p>
          </table:table-cell>
          <table:table-cell table:style-name="ce2" office:value-type="string" calcext:value-type="string">
            <text:p>IGNORE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4]-[.C4])*2" office:value-type="float" office:value="0.233627870678902" calcext:value-type="float">
            <text:p>0.233627870678902</text:p>
          </table:table-cell>
          <table:table-cell table:formula="of:=ROUNDDOWN([.B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5]-[.C5])*2" office:value-type="float" office:value="0.467255741357803" calcext:value-type="float">
            <text:p>0.467255741357803</text:p>
          </table:table-cell>
          <table:table-cell table:formula="of:=ROUNDDOWN([.B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6]-[.C6])*2" office:value-type="float" office:value="0.934511482715607" calcext:value-type="float">
            <text:p>0.934511482715607</text:p>
          </table:table-cell>
          <table:table-cell table:formula="of:=ROUNDDOWN([.B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7]-[.C7])*2" office:value-type="float" office:value="1.86902296543121" calcext:value-type="float">
            <text:p>1.86902296543121</text:p>
          </table:table-cell>
          <table:table-cell table:formula="of:=ROUNDDOWN([.B8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8]-[.C8])*2" office:value-type="float" office:value="1.73804593086243" calcext:value-type="float">
            <text:p>1.73804593086243</text:p>
          </table:table-cell>
          <table:table-cell table:formula="of:=ROUNDDOWN([.B9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9]-[.C9])*2" office:value-type="float" office:value="1.47609186172485" calcext:value-type="float">
            <text:p>1.47609186172485</text:p>
          </table:table-cell>
          <table:table-cell table:formula="of:=ROUNDDOWN([.B10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10]-[.C10])*2" office:value-type="float" office:value="0.952183723449707" calcext:value-type="float">
            <text:p>0.952183723449707</text:p>
          </table:table-cell>
          <table:table-cell table:formula="of:=ROUNDDOWN([.B11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11]-[.C11])*2" office:value-type="float" office:value="1.90436744689941" calcext:value-type="float">
            <text:p>1.90436744689941</text:p>
          </table:table-cell>
          <table:table-cell table:formula="of:=ROUNDDOWN([.B12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12]-[.C12])*2" office:value-type="float" office:value="1.80873489379883" calcext:value-type="float">
            <text:p>1.80873489379883</text:p>
          </table:table-cell>
          <table:table-cell table:formula="of:=ROUNDDOWN([.B13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13]-[.C13])*2" office:value-type="float" office:value="1.61746978759766" calcext:value-type="float">
            <text:p>1.61746978759766</text:p>
          </table:table-cell>
          <table:table-cell table:formula="of:=ROUNDDOWN([.B14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14]-[.C14])*2" office:value-type="float" office:value="1.23493957519531" calcext:value-type="float">
            <text:p>1.23493957519531</text:p>
          </table:table-cell>
          <table:table-cell table:formula="of:=ROUNDDOWN([.B15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15]-[.C15])*2" office:value-type="float" office:value="0.469879150390625" calcext:value-type="float">
            <text:p>0.469879150390625</text:p>
          </table:table-cell>
          <table:table-cell table:formula="of:=ROUNDDOWN([.B1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16]-[.C16])*2" office:value-type="float" office:value="0.93975830078125" calcext:value-type="float">
            <text:p>0.93975830078125</text:p>
          </table:table-cell>
          <table:table-cell table:formula="of:=ROUNDDOWN([.B1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17]-[.C17])*2" office:value-type="float" office:value="1.8795166015625" calcext:value-type="float">
            <text:p>1.8795166015625</text:p>
          </table:table-cell>
          <table:table-cell table:formula="of:=ROUNDDOWN([.B18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18]-[.C18])*2" office:value-type="float" office:value="1.759033203125" calcext:value-type="float">
            <text:p>1.759033203125</text:p>
          </table:table-cell>
          <table:table-cell table:formula="of:=ROUNDDOWN([.B19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19]-[.C19])*2" office:value-type="float" office:value="1.51806640625" calcext:value-type="float">
            <text:p>1.51806640625</text:p>
          </table:table-cell>
          <table:table-cell table:formula="of:=ROUNDDOWN([.B20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20]-[.C20])*2" office:value-type="float" office:value="1.0361328125" calcext:value-type="float">
            <text:p>1.0361328125</text:p>
          </table:table-cell>
          <table:table-cell table:formula="of:=ROUNDDOWN([.B21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21]-[.C21])*2" office:value-type="float" office:value="0.072265625" calcext:value-type="float">
            <text:p>0.072265625</text:p>
          </table:table-cell>
          <table:table-cell table:formula="of:=ROUNDDOWN([.B2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22]-[.C22])*2" office:value-type="float" office:value="0.14453125" calcext:value-type="float">
            <text:p>0.14453125</text:p>
          </table:table-cell>
          <table:table-cell table:formula="of:=ROUNDDOWN([.B2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B23]-[.C23])*2" office:value-type="float" office:value="0.2890625" calcext:value-type="float">
            <text:p>0.2890625</text:p>
          </table:table-cell>
          <table:table-cell table:formula="of:=ROUNDDOWN([.B2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B24]-[.C24])*2" office:value-type="float" office:value="0.578125" calcext:value-type="float">
            <text:p>0.578125</text:p>
          </table:table-cell>
          <table:table-cell table:formula="of:=ROUNDDOWN([.B2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B25]-[.C25])*2" office:value-type="float" office:value="1.15625" calcext:value-type="float">
            <text:p>1.15625</text:p>
          </table:table-cell>
          <table:table-cell table:formula="of:=ROUNDDOWN([.B26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B26]-[.C26])*2" office:value-type="float" office:value="0.3125" calcext:value-type="float">
            <text:p>0.3125</text:p>
          </table:table-cell>
          <table:table-cell table:formula="of:=ROUNDDOWN([.B2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B27]-[.C27])*2" office:value-type="float" office:value="0.625" calcext:value-type="float">
            <text:p>0.625</text:p>
          </table:table-cell>
          <table:table-cell table:formula="of:=ROUNDDOWN([.B28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B28]-[.C28])*2" office:value-type="float" office:value="1.25" calcext:value-type="float">
            <text:p>1.25</text:p>
          </table:table-cell>
          <table:table-cell table:formula="of:=ROUNDDOWN([.B29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B29]-[.C29])*2" office:value-type="float" office:value="0.5" calcext:value-type="float">
            <text:p>0.5</text:p>
          </table:table-cell>
          <table:table-cell table:formula="of:=ROUNDDOWN([.B3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B30]-[.C30])*2" office:value-type="float" office:value="1" calcext:value-type="float">
            <text:p>1</text:p>
          </table:table-cell>
          <table:table-cell table:formula="of:=ROUNDDOWN([.B31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B31]-[.C31])*2" office:value-type="float" office:value="0" calcext:value-type="float">
            <text:p>0</text:p>
          </table:table-cell>
          <table:table-cell table:formula="of:=ROUNDDOWN([.B32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8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9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30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00-00-00</text:date>, <text:time style:data-style-name="N2" text:time-value="22:45:21.025296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2:45:22.456392117</meta:creation-date>
    <dc:title>Noto Sans</dc:title>
    <meta:editing-duration>PT10H37M27S</meta:editing-duration>
    <meta:editing-cycles>3</meta:editing-cycles>
    <meta:generator>LibreOffice/6.4.4.2$Linux_X86_64 LibreOffice_project/40$Build-2</meta:generator>
    <meta:initial-creator>Yudong Sun</meta:initial-creator>
    <dc:date>2020-06-14T10:03:59.265940303</dc:date>
    <dc:creator>Yudong Sun</dc:creator>
    <meta:document-statistic meta:table-count="2" meta:cell-count="195" meta:object-count="0"/>
    <meta:template xlink:type="simple" xlink:actuate="onRequest" xlink:title="Noto Sans" xlink:href="../../../../../../../../../../../../../../../home/sunyudong/Templates/Noto%20Sans1.ots" meta:date="2020-06-13T22:45:21.187810865"/>
  </office:meta>
</office:document-meta>
</file>